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gg sans" svg:font-family="'gg sans', 'Noto Sans', 'Helvetica Neue', Helvetica, Arial, sans-serif"/>
  </office:font-face-decls>
  <office:automatic-styles>
    <style:style style:name="P1" style:family="paragraph" style:parent-style-name="Heading_20_5">
      <style:paragraph-properties fo:line-height="150%"/>
      <style:text-properties style:font-name="Times New Roman" fo:font-size="15pt" fo:font-style="italic" style:text-underline-style="solid" style:text-underline-width="auto" style:text-underline-color="font-color" fo:font-weight="bold" officeooo:paragraph-rsid="0016d62b" style:font-size-asian="15pt" style:font-style-asian="italic" style:font-weight-asian="bold" style:font-size-complex="15pt" style:font-style-complex="italic" style:font-weight-complex="bold"/>
    </style:style>
    <style:style style:name="P2" style:family="paragraph" style:parent-style-name="Heading_20_5">
      <style:paragraph-properties fo:line-height="150%"/>
      <style:text-properties style:font-name="Times New Roman" fo:font-size="15pt" fo:font-style="italic" style:text-underline-style="solid" style:text-underline-width="auto" style:text-underline-color="font-color" fo:font-weight="bold" officeooo:rsid="001bebe7" officeooo:paragraph-rsid="001bebe7" style:font-size-asian="15pt" style:font-style-asian="italic" style:font-weight-asian="bold" style:font-size-complex="15pt" style:font-style-complex="italic" style:font-weight-complex="bold"/>
    </style:style>
    <style:style style:name="P3" style:family="paragraph" style:parent-style-name="Heading_20_5">
      <style:paragraph-properties fo:line-height="150%"/>
      <style:text-properties style:font-name="Times New Roman" fo:font-size="14pt" fo:font-style="normal" style:text-underline-style="none" fo:font-weight="bold" officeooo:rsid="000c2e73" officeooo:paragraph-rsid="001a354c" style:font-size-asian="14pt" style:font-style-asian="normal" style:font-weight-asian="bold" style:font-size-complex="14pt" style:font-style-complex="normal" style:font-weight-complex="bold"/>
    </style:style>
    <style:style style:name="P4" style:family="paragraph" style:parent-style-name="Heading_20_5">
      <style:paragraph-properties fo:line-height="150%"/>
      <style:text-properties style:font-name="Times New Roman" fo:font-size="16pt" fo:font-style="normal" style:text-underline-style="none" fo:font-weight="bold" officeooo:rsid="000f2d44" officeooo:paragraph-rsid="001a354c" style:font-size-asian="16pt" style:font-style-asian="normal" style:font-weight-asian="bold" style:font-size-complex="16pt" style:font-style-complex="normal" style:font-weight-complex="bold"/>
    </style:style>
    <style:style style:name="P5" style:family="paragraph" style:parent-style-name="Standard">
      <style:paragraph-properties fo:line-height="150%"/>
      <style:text-properties style:font-name="Times New Roman" fo:font-size="12pt" fo:font-style="normal" style:text-underline-style="none" fo:font-weight="normal" officeooo:rsid="000f2d44" officeooo:paragraph-rsid="001a354c"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font-name="Times New Roman" fo:font-size="12pt" fo:font-style="normal" style:text-underline-style="none" fo:font-weight="bold" officeooo:rsid="000f2d44" officeooo:paragraph-rsid="001bba1e" style:font-size-asian="10.5pt" style:font-style-asian="normal" style:font-weight-asian="bold" style:font-size-complex="12pt" style:font-style-complex="normal" style:font-weight-complex="bold"/>
    </style:style>
    <style:style style:name="P7" style:family="paragraph" style:parent-style-name="Standard">
      <style:text-properties style:font-name="Times New Roman" officeooo:rsid="000f01c4" officeooo:paragraph-rsid="001a354c"/>
    </style:style>
    <style:style style:name="P8" style:family="paragraph" style:parent-style-name="Text_20_body">
      <style:paragraph-properties fo:line-height="150%"/>
      <style:text-properties style:font-name="Times New Roman" fo:font-size="15pt" fo:font-style="italic" style:text-underline-style="solid" style:text-underline-width="auto" style:text-underline-color="font-color" fo:font-weight="bold" officeooo:paragraph-rsid="0016d62b" style:font-size-asian="15pt" style:font-style-asian="italic" style:font-weight-asian="bold" style:font-size-complex="15pt" style:font-style-complex="italic" style:font-weight-complex="bold"/>
    </style:style>
    <style:style style:name="P9" style:family="paragraph" style:parent-style-name="Text_20_body">
      <style:paragraph-properties fo:line-height="150%"/>
      <style:text-properties style:font-name="Times New Roman" fo:font-size="12pt" fo:font-style="normal" style:text-underline-style="none" fo:font-weight="normal" officeooo:rsid="0016d62b" officeooo:paragraph-rsid="0016d62b" style:font-size-asian="10.5pt" style:font-style-asian="normal" style:font-weight-asian="normal" style:font-size-complex="12pt" style:font-style-complex="normal" style:font-weight-complex="normal"/>
    </style:style>
    <style:style style:name="P10" style:family="paragraph" style:parent-style-name="Text_20_body">
      <style:paragraph-properties fo:line-height="150%"/>
      <style:text-properties style:font-name="Times New Roman" fo:font-size="12pt" fo:font-style="normal" style:text-underline-style="none" fo:font-weight="normal" officeooo:rsid="0018447b" officeooo:paragraph-rsid="0018447b" style:font-size-asian="10.5pt" style:font-style-asian="normal" style:font-weight-asian="normal" style:font-size-complex="12pt" style:font-style-complex="normal" style:font-weight-complex="normal"/>
    </style:style>
    <style:style style:name="P11" style:family="paragraph" style:parent-style-name="Text_20_body">
      <style:paragraph-properties fo:line-height="150%"/>
      <style:text-properties style:font-name="Times New Roman" fo:font-size="12pt" fo:font-style="normal" style:text-underline-style="none" fo:font-weight="normal" officeooo:rsid="00197d19" officeooo:paragraph-rsid="00197d19"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150%"/>
      <style:text-properties style:font-name="Times New Roman" fo:font-size="12pt" fo:font-style="normal" style:text-underline-style="none" fo:font-weight="bold" officeooo:rsid="00197d19" officeooo:paragraph-rsid="00197d19" style:font-size-asian="10.5pt" style:font-style-asian="normal" style:font-weight-asian="bold" style:font-size-complex="12pt" style:font-style-complex="normal" style:font-weight-complex="bold"/>
    </style:style>
    <style:style style:name="P13" style:family="paragraph" style:parent-style-name="Text_20_body">
      <style:paragraph-properties fo:line-height="150%"/>
      <style:text-properties style:font-name="Times New Roman" fo:font-size="12pt" fo:font-style="normal" style:text-underline-style="none" fo:font-weight="bold" officeooo:rsid="0018447b" officeooo:paragraph-rsid="0018447b" style:font-size-asian="10.5pt" style:font-style-asian="normal" style:font-weight-asian="bold" style:font-size-complex="12pt" style:font-style-complex="normal" style:font-weight-complex="bold"/>
    </style:style>
    <style:style style:name="P14" style:family="paragraph" style:parent-style-name="Text_20_body">
      <style:paragraph-properties fo:line-height="150%"/>
      <style:text-properties style:font-name="Times New Roman" fo:font-size="12pt" fo:font-style="normal" style:text-underline-style="none" fo:font-weight="bold" officeooo:rsid="0016d62b" officeooo:paragraph-rsid="0016d62b" style:font-size-asian="10.5pt" style:font-style-asian="normal" style:font-weight-asian="bold" style:font-size-complex="12pt" style:font-style-complex="normal" style:font-weight-complex="bold"/>
    </style:style>
    <style:style style:name="P15" style:family="paragraph" style:parent-style-name="Text_20_body">
      <style:text-properties style:font-name="Times New Roman" fo:font-weight="normal" officeooo:rsid="00109e0e" officeooo:paragraph-rsid="001bba1e" style:font-weight-asian="normal" style:font-weight-complex="normal"/>
    </style:style>
    <style:style style:name="P16" style:family="paragraph" style:parent-style-name="Text_20_body">
      <style:text-properties style:font-name="Times New Roman" fo:font-weight="normal" officeooo:rsid="00120022" officeooo:paragraph-rsid="001bba1e" style:font-weight-asian="normal" style:font-weight-complex="normal"/>
    </style:style>
    <style:style style:name="T1" style:family="text">
      <style:text-properties officeooo:rsid="0018447b"/>
    </style:style>
    <style:style style:name="T2" style:family="text">
      <style:text-properties officeooo:rsid="00197d19"/>
    </style:style>
    <style:style style:name="T3" style:family="text">
      <style:text-properties officeooo:rsid="001a354c"/>
    </style:style>
    <style:style style:name="T4" style:family="text">
      <style:text-properties officeooo:rsid="00109e0e"/>
    </style:style>
    <style:style style:name="T5" style:family="text">
      <style:text-properties officeooo:rsid="000f2d44"/>
    </style:style>
    <style:style style:name="T6" style:family="text">
      <style:text-properties officeooo:rsid="0010e448"/>
    </style:style>
    <style:style style:name="T7" style:family="text">
      <style:text-properties officeooo:rsid="00120022"/>
    </style:style>
    <style:style style:name="T8" style:family="text">
      <style:text-properties officeooo:rsid="001bba1e"/>
    </style:style>
    <style:style style:name="T9" style:family="text">
      <style:text-properties officeooo:rsid="001beb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5">Studentnr 1008</text:h>
      <text:h text:style-name="P1" text:outline-level="5">Oppgave 1B - tekst - 15 poeng</text:h>
      <text:p text:style-name="P8"/>
      <text:p text:style-name="P9">Det er 8 tester. De har navnet fra ’test 1’ til ’test 8’ De hevder(assert) for hver test, at vi har en liste/hånd med kort fra en kortstokk, vi sender disse kortene som parameter til funksjonen våres og setter summen den får fra funksjonen til variabelen points. Enhetstesten sjekker om variabelen points har samme verdi som vi forventer når den sier assert.equal(points, <text:span text:style-name="T1">tall</text:span>), om points er like tallet vi forventet det skulle bli, så blir testen godkjent, <text:span text:style-name="T1">hvis den ikke får det samme så gir den tips på hva det kan være f.eks. Om den får 21 og du har sagt at det skal bli 20, eller kanskje den ikke får et tall NaN. I funksjonen har vi sagt at hvis det står Ess, Konge, Dame eller Knekt i rank så gir vi den integer verdier som følger blackjack regler.</text:span></text:p>
      <text:p text:style-name="P10">Funksjonen skiller ut suit og ser på rank sin verdi.</text:p>
      <text:p text:style-name="P14">Test 1: 'Hjerter 7', 'Spar 5', 'Ruter 3'</text:p>
      <text:p text:style-name="P10">7+5+3 <text:span text:style-name="T2">skal være lik</text:span> 15.</text:p>
      <text:p text:style-name="P13">test 2: 'Hjerter Dame', 'Spar 5', 'Ruter 3'</text:p>
      <text:p text:style-name="P10">Dame har verdien 10. Her står det 10+5+3 <text:span text:style-name="T2">skal være lik 18.</text:span></text:p>
      <text:p text:style-name="P12">Test 3: <text:s/>[]</text:p>
      <text:p text:style-name="P11">listen er tom så funksjonen returnerer 0.</text:p>
      <text:p text:style-name="P12">Test 4: null</text:p>
      <text:p text:style-name="P11">testen sender inn null og får tilbake at hvis cards er lik null så returnerer den points = null.</text:p>
      <text:p text:style-name="P12">Test 5: 'Ruter Ess'</text:p>
      <text:p text:style-name="P11">Ess har verdi 11 så lenge points ikke blir større enn 21. Her skal vi få tilbake at points = 11.</text:p>
      <text:p text:style-name="P12">Test 6: 'Hjerter Dame', 'Spar Knekt', 'Ruter Ess'</text:p>
      <text:p text:style-name="P11">Dame og konge har begge verdien 10. 10+10 = 20, da blir Ess lik 1 da 20+11 er større enn 21. Så points = 21.</text:p>
      <text:p text:style-name="P12">Test 7: 'Ruter Ess', 'Spar Ess', 'Hjerter Ess', 'Ruter Ess'</text:p>
      <text:p text:style-name="P11">Ess = 11 sålenge points ikke blir over 21. Så her står det at 11+1+1+1. points = 14.</text:p>
      <text:p text:style-name="P11"/>
      <text:p text:style-name="P11"><text:soft-page-break/></text:p>
      <text:p text:style-name="P12">Test 8: 'Hjerter Ess', 'Ruter 8', 'Ruter Ess', 'Spar Ess', 'Kløver 5'</text:p>
      <text:p text:style-name="P11">11+<text:span text:style-name="T3">8+11 + 11 + 5 = 46, her trekker den fra 10 opp til hvor mange ess den har til den er under eller lik 21.</text:span></text:p>
      <text:h text:style-name="P3" text:outline-level="5">Oppgave 2B - tekst - 10 poeng</text:h>
      <text:p text:style-name="P7">Funksjonen rotate består av en <text:span text:style-name="T4">liste vi skal sette en </text:span>løkke <text:span text:style-name="T4">i, </text:span>med <text:span text:style-name="T4">4 variabler og 16</text:span> if-setninger for å tegne opp et 4x4 rutenett. Funksjonen skal tegne opp et nytt rutenett hver gang du trykker på rotate knappen med tetris formen rotert 90grader mer for hver gang.</text:p>
      <text:p text:style-name="P7">Endring jeg begynte med var å skrive om alle if-setningene til variablene i for løkka til løkker, som gjorde om 16 if-setninger til 4 for løkker. </text:p>
      <text:p text:style-name="P7"/>
      <text:p text:style-name="P7">Neste endring var å se at colIndex og newRowIndex var det samme, så jeg bytta navnet på colIndex til newRowIndex og fjernet jeg den gamle newRowIndex løkka siden den <text:span text:style-name="T5">ikke var nødvendig.</text:span></text:p>
      <text:p text:style-name="P7"/>
      <text:p text:style-name="P5">For å lage newColIndex så kunne jeg fjerne løkken jeg hadde laget og heller sette den til newColIndex = 3 – rowIndex for å få det samme resultatet. Jeg valgte å beholde disse to variablene, istedenfor å bytte de ut da jeg syntes det ble lettere å <text:span text:style-name="T4">lese variabelen newIndex</text:span>. </text:p>
      <text:p text:style-name="P10"/>
      <text:h text:style-name="P4" text:outline-level="5">Oppgave 2C - tekst - 10 poeng</text:h>
      <text:p text:style-name="P15">Mvc <text:span text:style-name="T6">er et programvare designmønster der du deler opp programmet i tre deler, </text:span><text:span text:style-name="T9">model-view-controller</text:span><text:span text:style-name="T6">. I oppgaven våres skal vi jobbe med funksjonen rotate, som ligger i </text:span><text:span text:style-name="T8">k</text:span><text:span text:style-name="T6">ontroller delen. </text:span><text:span text:style-name="T8">k</text:span><text:span text:style-name="T6">ontroller delen er der arbeide skal skje, det er den som tar input fra brukeren og gjør forandringer utifra det, og så sende disse forandringene til model</text:span><text:span text:style-name="T9">len</text:span><text:span text:style-name="T6">, som lagrer disse forandringene hos seg </text:span><text:span text:style-name="T8">og gir</text:span><text:span text:style-name="T6"> </text:span><text:span text:style-name="T8">v</text:span><text:span text:style-name="T6">iew </text:span><text:span text:style-name="T8">de nye verdiene </text:span><text:span text:style-name="T6">og viser dette til brukeren. </text:span></text:p>
      <text:p text:style-name="P16">I tetris oppgaven kan vi trykke på <text:span text:style-name="T8">knappen roter</text:span>, når vi trykker så reagerer <text:span text:style-name="T8">k</text:span>ontrolleren og <text:span text:style-name="T9">roterer tetris formen</text:span>, kontrolløren sender dette til model<text:span text:style-name="T8">len</text:span> som lagrer de<text:span text:style-name="T9">t</text:span>, som oppdatere view og brukeren ser forandringen i view. </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0T13:54:05.930000000</meta:creation-date>
    <dc:date>2023-09-20T14:50:50.620000000</dc:date>
    <meta:editing-duration>PT4M53S</meta:editing-duration>
    <meta:editing-cycles>1</meta:editing-cycles>
    <meta:document-statistic meta:table-count="0" meta:image-count="0" meta:object-count="0" meta:page-count="2" meta:paragraph-count="28" meta:word-count="625" meta:character-count="3359" meta:non-whitespace-character-count="2756"/>
    <meta:generator>LibreOffice/7.3.3.2$Windows_X86_64 LibreOffice_project/d1d0ea68f081ee2800a922cac8f79445e4603348</meta:generator>
  </office:meta>
</office:document-meta>
</file>